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5</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s://github.com/insidmal/CS295N/tree/master/Lab 5" text:style-name="Internet_20_link" text:visited-style-name="Visited_20_Internet_20_Link">https://github.com/insidmal/CS295N/tree/master/Lab 5</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Andrew Rogers</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Looks Good. I had to scaffold your database to make it work. That’s most likely what happened with you on my review.<text:bookmark text:name="_GoBack"/></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193214404467869718"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4011280142086219376"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5</meta:editing-cycles>
    <meta:creation-date>2017-03-16T17:31:00</meta:creation-date>
    <dc:date>2017-11-01T22:53:43.49</dc:date>
    <meta:editing-duration>PT37S</meta:editing-duration>
    <meta:generator>OpenOffice/4.1.2$Win32 OpenOffice.org_project/412m3$Build-9782</meta:generator>
    <meta:document-statistic meta:table-count="2" meta:image-count="0" meta:object-count="0" meta:page-count="2" meta:paragraph-count="54" meta:word-count="380" meta:character-count="2225"/>
    <meta:user-defined meta:name="AppVersion">16.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